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08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836cm" fo:break-before="auto" style:use-optimal-row-height="true"/>
    </style:style>
    <style:style style:name="ro2" style:family="table-row">
      <style:table-row-properties style:row-height="5.186cm" fo:break-before="auto" style:use-optimal-row-height="true"/>
    </style:style>
    <style:style style:name="ro3" style:family="table-row">
      <style:table-row-properties style:row-height="4.791cm" fo:break-before="auto" style:use-optimal-row-height="true"/>
    </style:style>
    <style:style style:name="ro4" style:family="table-row">
      <style:table-row-properties style:row-height="7.16cm" fo:break-before="auto" style:use-optimal-row-height="true"/>
    </style:style>
    <style:style style:name="ro5" style:family="table-row">
      <style:table-row-properties style:row-height="2.817cm" fo:break-before="auto" style:use-optimal-row-height="true"/>
    </style:style>
    <style:style style:name="ro6" style:family="table-row">
      <style:table-row-properties style:row-height="2.027cm" fo:break-before="auto" style:use-optimal-row-height="true"/>
    </style:style>
    <style:style style:name="ro7" style:family="table-row">
      <style:table-row-properties style:row-height="3.605cm" fo:break-before="auto" style:use-optimal-row-height="true"/>
    </style:style>
    <style:style style:name="ro8" style:family="table-row">
      <style:table-row-properties style:row-height="2.422cm" fo:break-before="auto" style:use-optimal-row-height="true"/>
    </style:style>
    <style:style style:name="ro9" style:family="table-row">
      <style:table-row-properties style:row-height="4.001cm" fo:break-before="auto" style:use-optimal-row-height="true"/>
    </style:style>
    <style:style style:name="ro10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 fo:wrap-option="wrap" style:vertical-align="to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style:vertical-align="to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vertical-align="to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3"/>
        <table:table-row table:style-name="ro1">
          <table:table-cell table:style-name="ce4" office:value-type="string" calcext:value-type="string">
            <text:p>Country</text:p>
          </table:table-cell>
          <table:table-cell table:style-name="ce4" office:value-type="string" calcext:value-type="string">
            <text:p>Rating authority</text:p>
            <text:p>(source)</text:p>
          </table:table-cell>
          <table:table-cell table:style-name="ce4" office:value-type="string" calcext:value-type="string">
            <text:p>Ratings</text:p>
            <text:p>(value)</text:p>
          </table:table-cell>
          <table:table-cell table:style-name="ce4" office:value-type="string" calcext:value-type="string">
            <text:p>Advisory ratings</text:p>
            <text:p>(descriptors)</text:p>
          </table:table-cell>
        </table:table-row>
        <table:table-row table:style-name="ro2">
          <table:table-cell table:style-name="ce1" office:value-type="string" calcext:value-type="string">
            <text:p>au</text:p>
          </table:table-cell>
          <table:table-cell table:style-name="ce2" office:value-type="string" calcext:value-type="string">
            <text:p>ACB (Australian Classification Board)</text:p>
          </table:table-cell>
          <table:table-cell table:style-name="ce2" office:value-type="string" calcext:value-type="string">
            <text:p>NR</text:p>
            <text:p>E</text:p>
            <text:p>G</text:p>
            <text:p>PG</text:p>
            <text:p>M</text:p>
            <text:p>MA 15+</text:p>
            <text:p>R 18+</text:p>
            <text:p>X 18+</text:p>
            <text:p>AV 15+</text:p>
            <text:p>C</text:p>
            <text:p>NC</text:p>
            <text:p>RC</text:p>
            <text:p>P</text:p>
          </table:table-cell>
          <table:table-cell table:style-name="ce1"/>
        </table:table-row>
        <table:table-row table:style-name="ro3">
          <table:table-cell table:style-name="ce2" office:value-type="string" calcext:value-type="string">
            <text:p>br</text:p>
          </table:table-cell>
          <table:table-cell table:style-name="ce2" office:value-type="string" calcext:value-type="string">
            <text:p>CLASSIND (Classificação Indicativa)</text:p>
          </table:table-cell>
          <table:table-cell table:style-name="ce2" office:value-type="string" calcext:value-type="string">
            <text:p>L</text:p>
            <text:p>10</text:p>
            <text:p>12</text:p>
            <text:p>14</text:p>
            <text:p>16</text:p>
            <text:p>18</text:p>
          </table:table-cell>
          <table:table-cell table:style-name="ce2" office:value-type="string" calcext:value-type="string">
            <text:p>Violência</text:p>
            <text:p>Violência Extrema</text:p>
            <text:p>Conteúdo Sexual</text:p>
            <text:p>Nudez</text:p>
            <text:p>Sexo</text:p>
            <text:p>Sexo Explícito</text:p>
            <text:p>Drogas</text:p>
            <text:p>Drogas Lícitas</text:p>
            <text:p>Drogas Ilícitas</text:p>
            <text:p>Linguagem Imprópria</text:p>
            <text:p>Atos Criminosos</text:p>
            <text:p>onteúdo Impactante</text:p>
          </table:table-cell>
        </table:table-row>
        <table:table-row table:style-name="ro4">
          <table:table-cell table:style-name="ce2" office:value-type="string" calcext:value-type="string">
            <text:p>ca</text:p>
          </table:table-cell>
          <table:table-cell table:style-name="ce2" office:value-type="string" calcext:value-type="string">
            <text:p>CHVRS (Canadian Home Video Rating System)</text:p>
          </table:table-cell>
          <table:table-cell table:style-name="ce2" office:value-type="string" calcext:value-type="string">
            <text:p>G</text:p>
            <text:p>PG</text:p>
            <text:p>14-A (also 14A)</text:p>
            <text:p>18-A (also 18A)</text:p>
            <text:p>R</text:p>
            <text:p>E</text:p>
          </table:table-cell>
          <table:table-cell table:style-name="ce2" office:value-type="string" calcext:value-type="string">
            <text:p>Not Recommended For Young Children</text:p>
            <text:p>Not Recommended For Children</text:p>
            <text:p>Frightening Scenes</text:p>
            <text:p>Mature Theme</text:p>
            <text:p>Coarse Language</text:p>
            <text:p>Crude Content</text:p>
            <text:p>Nudity</text:p>
            <text:p>Sexual Content</text:p>
            <text:p>Violence</text:p>
            <text:p>Disturbing Content</text:p>
            <text:p>Substance Abuse</text:p>
            <text:p>Gory Scenes</text:p>
            <text:p>Explicit Sexual Content</text:p>
            <text:p>Brutal Violence</text:p>
            <text:p>Sexual Violence</text:p>
            <text:p>Language May Offend</text:p>
          </table:table-cell>
        </table:table-row>
        <table:table-row table:style-name="ro5">
          <table:table-cell table:style-name="ce2" office:value-type="string" calcext:value-type="string">
            <text:p>ca</text:p>
          </table:table-cell>
          <table:table-cell table:style-name="ce2" office:value-type="string" calcext:value-type="string">
            <text:p>CPR (Canadian Parental Rating)</text:p>
          </table:table-cell>
          <table:table-cell table:style-name="ce2" office:value-type="string" calcext:value-type="string">
            <text:p>14+</text:p>
            <text:p>18+</text:p>
            <text:p>C</text:p>
            <text:p>C-8 (also C8)</text:p>
            <text:p>G</text:p>
            <text:p>PG</text:p>
            <text:p>E</text:p>
          </table:table-cell>
          <table:table-cell table:style-name="ce1"/>
        </table:table-row>
        <table:table-row table:style-name="ro6"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FSF (Freiwillige Selbstkontrolle Fernsehen [German Association for Voluntary Self-Regulation of Television])</text:p>
          </table:table-cell>
          <table:table-cell table:style-name="ce2" office:value-type="string" calcext:value-type="string">
            <text:p>0</text:p>
            <text:p>6</text:p>
            <text:p>12</text:p>
            <text:p>16</text:p>
            <text:p>18</text:p>
          </table:table-cell>
          <table:table-cell table:style-name="ce1"/>
        </table:table-row>
        <table:table-row table:style-name="ro6"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FSK (Freiwillige Selbstkontrolle der Filmwirtschaft [German Self-Regulatory Body of the Movie Industry])</text:p>
          </table:table-cell>
          <table:table-cell table:style-name="ce2" office:value-type="string" calcext:value-type="string">
            <text:p>0</text:p>
            <text:p>6</text:p>
            <text:p>12</text:p>
            <text:p>16</text:p>
            <text:p>18</text:p>
          </table:table-cell>
          <table:table-cell table:style-name="ce1"/>
        </table:table-row>
        <table:table-row table:style-name="ro7">
          <table:table-cell table:style-name="ce2" office:value-type="string" calcext:value-type="string">
            <text:p>gb</text:p>
          </table:table-cell>
          <table:table-cell table:style-name="ce2" office:value-type="string" calcext:value-type="string">
            <text:p>BBFC (British Board of Film Classification)</text:p>
          </table:table-cell>
          <table:table-cell table:style-name="ce2" office:value-type="string" calcext:value-type="string">
            <text:p>U</text:p>
            <text:p>PG</text:p>
            <text:p>12-A (also 12A)</text:p>
            <text:p>12</text:p>
            <text:p>15</text:p>
            <text:p>18</text:p>
            <text:p>R18</text:p>
            <text:p>R-1</text:p>
          </table:table-cell>
          <table:table-cell table:style-name="ce2" office:value-type="string" calcext:value-type="string">
            <text:p>Theme</text:p>
            <text:p>Behaviour</text:p>
            <text:p>Horror</text:p>
            <text:p>Nudity</text:p>
            <text:p>Discrimination</text:p>
            <text:p>Language</text:p>
            <text:p>Violence</text:p>
            <text:p>Drugs</text:p>
            <text:p>Sex</text:p>
          </table:table-cell>
        </table:table-row>
        <table:table-row table:style-name="ro8">
          <table:table-cell table:style-name="ce2" office:value-type="string" calcext:value-type="string">
            <text:p>mx</text:p>
          </table:table-cell>
          <table:table-cell table:style-name="ce2" office:value-type="string" calcext:value-type="string">
            <text:p>RTC (General Directorate of Radio Television and Cinematography)</text:p>
          </table:table-cell>
          <table:table-cell table:style-name="ce2" office:value-type="string" calcext:value-type="string">
            <text:p>AA</text:p>
            <text:p>A</text:p>
            <text:p>B</text:p>
            <text:p>B-15 (also B15)</text:p>
            <text:p>C</text:p>
            <text:p>D</text:p>
          </table:table-cell>
          <table:table-cell table:style-name="ce2" office:value-type="string" calcext:value-type="string">
            <text:p>Violence</text:p>
            <text:p>Sex</text:p>
            <text:p>Language</text:p>
            <text:p>Drugs</text:p>
          </table:table-cell>
        </table:table-row>
        <table:table-row table:style-name="ro9">
          <table:table-cell table:style-name="ce2" office:value-type="string" calcext:value-type="string">
            <text:p>us</text:p>
          </table:table-cell>
          <table:table-cell table:style-name="ce2" office:value-type="string" calcext:value-type="string">
            <text:p>MPAA (Motion Picture Association of America)</text:p>
          </table:table-cell>
          <table:table-cell table:style-name="ce2" office:value-type="string" calcext:value-type="string">
            <text:p>G</text:p>
            <text:p>PG</text:p>
            <text:p>PG-13 (also PG13)</text:p>
            <text:p>R</text:p>
            <text:p>NC-17 (also NC17)</text:p>
            <text:p>UR</text:p>
          </table:table-cell>
          <table:table-cell table:style-name="ce2" office:value-type="string" calcext:value-type="string">
            <text:p>AC</text:p>
            <text:p>AL</text:p>
            <text:p>GL</text:p>
            <text:p>MV</text:p>
            <text:p>V</text:p>
            <text:p>GV</text:p>
            <text:p>BN</text:p>
            <text:p>N</text:p>
            <text:p>SSC</text:p>
            <text:p>RP</text:p>
          </table:table-cell>
        </table:table-row>
        <table:table-row table:style-name="ro8">
          <table:table-cell table:style-name="ce2" office:value-type="string" calcext:value-type="string">
            <text:p>us</text:p>
          </table:table-cell>
          <table:table-cell table:style-name="ce2" office:value-type="string" calcext:value-type="string">
            <text:p>USA_PR (USA Parental Rating)</text:p>
          </table:table-cell>
          <table:table-cell table:style-name="ce2" office:value-type="string" calcext:value-type="string">
            <text:p>TV-Y (also TVY)</text:p>
            <text:p>TV-Y7 (also TVY7)</text:p>
            <text:p>TV-G (also TVG)</text:p>
            <text:p>TV-PG (also TVPG)</text:p>
            <text:p>TV-14 (also TV14)</text:p>
            <text:p>TV-MA (also TVMA)</text:p>
          </table:table-cell>
          <table:table-cell table:style-name="ce2" office:value-type="string" calcext:value-type="string">
            <text:p>D</text:p>
            <text:p>L</text:p>
            <text:p>S</text:p>
            <text:p>V</text:p>
            <text:p>FV</text:p>
          </table:table-cell>
        </table:table-row>
        <table:table-row table:style-name="ro10" table:number-rows-repeated="1048564">
          <table:table-cell table:number-columns-repeated="4"/>
        </table:table-row>
        <table:table-row table:style-name="ro10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9T01:49:05.260686537</meta:creation-date>
    <dc:date>2023-10-29T01:52:11.924008675</dc:date>
    <meta:editing-duration>PT2M45S</meta:editing-duration>
    <meta:editing-cycles>2</meta:editing-cycles>
    <meta:generator>LibreOffice/7.3.7.2$Linux_X86_64 LibreOffice_project/30$Build-2</meta:generator>
    <meta:document-statistic meta:table-count="1" meta:cell-count="40" meta:object-count="0"/>
  </office:meta>
</office:document-meta>
</file>